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Period</text:p>
          </table:table-cell>
          <table:table-cell office:value-type="string" calcext:value-type="string">
            <text:p>BPS</text:p>
          </table:table-cell>
        </table:table-row>
        <table:table-row table:style-name="ro1">
          <table:table-cell/>
          <table:table-cell office:value-type="string" calcext:value-type="string">
            <text:p>Crystal MHz</text:p>
          </table:table-cell>
          <table:table-cell office:value-type="float" office:value="6.5536" calcext:value-type="float">
            <text:p>6.5536</text:p>
          </table:table-cell>
          <table:table-cell table:number-columns-repeated="2"/>
          <table:table-cell office:value-type="string" calcext:value-type="string">
            <text:p>Req Rat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bit/s.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$7]*[.J5]" office:value-type="float" office:value="0.00000030517578125" calcext:value-type="float">
            <text:p>3.0517578125E-07</text:p>
          </table:table-cell>
          <table:table-cell table:formula="of:=1/[.K5]" office:value-type="float" office:value="3276800" calcext:value-type="float">
            <text:p>3276800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table:formula="of:=[.C5]/2" office:value-type="float" office:value="3.2768" calcext:value-type="float">
            <text:p>3.276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C$7]*[.J6]" office:value-type="float" office:value="0.0000048828125" calcext:value-type="float">
            <text:p>0.0000048828125</text:p>
          </table:table-cell>
          <table:table-cell table:formula="of:=1/[.K6]" office:value-type="float" office:value="204800" calcext:value-type="float">
            <text:p>204800</text:p>
          </table:table-cell>
        </table:table-row>
        <table:table-row table:style-name="ro1">
          <table:table-cell/>
          <table:table-cell office:value-type="string" calcext:value-type="string">
            <text:p>Period</text:p>
          </table:table-cell>
          <table:table-cell table:formula="of:=1/([.C6]*1000000)" office:value-type="float" office:value="0.00000030517578125" calcext:value-type="float">
            <text:p>3.0517578125E-07</text:p>
          </table:table-cell>
          <table:table-cell table:number-columns-repeated="2"/>
          <table:table-cell office:value-type="string" calcext:value-type="string">
            <text:p>Period </text:p>
          </table:table-cell>
          <table:table-cell table:formula="of:=1/[.G5]" office:value-type="float" office:value="0.00000868055555555556" calcext:value-type="float">
            <text:p>8.68055555555556E-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C$7]*[.J7]" office:value-type="float" office:value="0.000009765625" calcext:value-type="float">
            <text:p>0.000009765625</text:p>
          </table:table-cell>
          <table:table-cell table:formula="of:=1/[.K7]" office:value-type="float" office:value="102400" calcext:value-type="float">
            <text:p>102400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formula="of:=[.$C$7]*[.J8]" office:value-type="float" office:value="0.00001953125" calcext:value-type="float">
            <text:p>0.00001953125</text:p>
          </table:table-cell>
          <table:table-cell table:formula="of:=1/[.K8]" office:value-type="float" office:value="51200" calcext:value-type="float">
            <text:p>5120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21:07:25.2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53:26.653000000</meta:creation-date>
    <dc:date>2022-05-30T22:09:27.958000000</dc:date>
    <meta:editing-duration>PT5H37M17S</meta:editing-duration>
    <meta:editing-cycles>3</meta:editing-cycles>
    <meta:generator>LibreOffice/7.3.3.2$Windows_X86_64 LibreOffice_project/d1d0ea68f081ee2800a922cac8f79445e4603348</meta:generator>
    <meta:document-statistic meta:table-count="1" meta:cell-count="25" meta:object-count="0"/>
  </office:meta>
</office:document-meta>
</file>